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75.66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73.3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5"/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1"/>
    <style:style style:name="ce7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docs/alibration/board2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date" office:date-value="2021-08-09" calcext:value-type="date">
            <text:p>08/09/21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Connector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Vbat</text:p>
          </table:table-cell>
          <table:table-cell table:style-name="ce2" office:value-type="string" calcext:value-type="string">
            <text:p>ADC[x]</text:p>
          </table:table-cell>
          <table:table-cell table:style-name="ce2" office:value-type="string" calcext:value-type="string">
            <text:p>Ribbon color</text:p>
          </table:table-cell>
          <table:table-cell table:style-name="ce2" office:value-type="string" calcext:value-type="string">
            <text:p>pin number</text:p>
          </table:table-cell>
          <table:table-cell table:style-name="ce2"/>
          <table:table-cell table:style-name="ce2" office:value-type="string" calcext:value-type="string">
            <text:p>Cal reading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R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PC1</text:p>
          </table:table-cell>
          <table:table-cell table:style-name="ce6" office:value-type="float" office:value="3.346" calcext:value-type="float">
            <text:p>3.346</text:p>
          </table:table-cell>
          <table:table-cell table:style-name="ce7" table:formula="of:=[.G8]/[.B8]" office:value-type="float" office:value="1.0142467414368" calcext:value-type="float">
            <text:p>1.014247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PC0</text:p>
          </table:table-cell>
          <table:table-cell table:style-name="ce6" office:value-type="float" office:value="3.37" calcext:value-type="float">
            <text:p>3.370</text:p>
          </table:table-cell>
          <table:table-cell table:style-name="ce7" table:formula="of:=[.G9]/[.B9]" office:value-type="float" office:value="1.02152167323431" calcext:value-type="float">
            <text:p>1.021522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ORG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PC3</text:p>
          </table:table-cell>
          <table:table-cell table:style-name="ce6" office:value-type="float" office:value="3.349" calcext:value-type="float">
            <text:p>3.349</text:p>
          </table:table-cell>
          <table:table-cell table:style-name="ce7" table:formula="of:=[.G10]/[.B10]" office:value-type="float" office:value="1.01515610791149" calcext:value-type="float">
            <text:p>1.015156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YE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PC2</text:p>
          </table:table-cell>
          <table:table-cell table:style-name="ce6" office:value-type="float" office:value="3.351" calcext:value-type="float">
            <text:p>3.351</text:p>
          </table:table-cell>
          <table:table-cell table:style-name="ce7" table:formula="of:=[.G11]/[.B11]" office:value-type="float" office:value="1.01576235222795" calcext:value-type="float">
            <text:p>1.015762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GRN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PA1</text:p>
          </table:table-cell>
          <table:table-cell table:style-name="ce6" office:value-type="float" office:value="3.373" calcext:value-type="float">
            <text:p>3.373</text:p>
          </table:table-cell>
          <table:table-cell table:style-name="ce7" table:formula="of:=[.G12]/[.B12]" office:value-type="float" office:value="1.022431039709" calcext:value-type="float">
            <text:p>1.022431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LU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PA0</text:p>
          </table:table-cell>
          <table:table-cell table:style-name="ce6" office:value-type="float" office:value="3.345" calcext:value-type="float">
            <text:p>3.345</text:p>
          </table:table-cell>
          <table:table-cell table:style-name="ce7" table:formula="of:=[.G13]/[.B13]" office:value-type="float" office:value="1.01394361927857" calcext:value-type="float">
            <text:p>1.013944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PUR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A3</text:p>
          </table:table-cell>
          <table:table-cell table:style-name="ce6" office:value-type="float" office:value="3.343" calcext:value-type="float">
            <text:p>3.343</text:p>
          </table:table-cell>
          <table:table-cell table:style-name="ce7" table:formula="of:=[.G14]/[.B14]" office:value-type="float" office:value="1.01333737496211" calcext:value-type="float">
            <text:p>1.013337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RY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PA2</text:p>
          </table:table-cell>
          <table:table-cell table:style-name="ce6" office:value-type="float" office:value="3.374" calcext:value-type="float">
            <text:p>3.374</text:p>
          </table:table-cell>
          <table:table-cell table:style-name="ce7" table:formula="of:=[.G15]/[.B15]" office:value-type="float" office:value="1.02273416186723" calcext:value-type="float">
            <text:p>1.022734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WHT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A5</text:p>
          </table:table-cell>
          <table:table-cell table:style-name="ce6" office:value-type="float" office:value="3.347" calcext:value-type="float">
            <text:p>3.347</text:p>
          </table:table-cell>
          <table:table-cell table:style-name="ce7" table:formula="of:=[.G16]/[.B16]" office:value-type="float" office:value="1.01454986359503" calcext:value-type="float">
            <text:p>1.014550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BLK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A4</text:p>
          </table:table-cell>
          <table:table-cell table:style-name="ce6" office:value-type="float" office:value="3.372" calcext:value-type="float">
            <text:p>3.372</text:p>
          </table:table-cell>
          <table:table-cell table:style-name="ce7" table:formula="of:=[.G17]/[.B17]" office:value-type="float" office:value="1.02212791755077" calcext:value-type="float">
            <text:p>1.022128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B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7</text:p>
          </table:table-cell>
          <table:table-cell table:style-name="ce6" office:value-type="float" office:value="3.404" calcext:value-type="float">
            <text:p>3.404</text:p>
          </table:table-cell>
          <table:table-cell table:style-name="ce7" table:formula="of:=[.G18]/[.B18]" office:value-type="float" office:value="1.03182782661413" calcext:value-type="float">
            <text:p>1.031828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6</text:p>
          </table:table-cell>
          <table:table-cell table:style-name="ce6" office:value-type="float" office:value="3.357" calcext:value-type="float">
            <text:p>3.357</text:p>
          </table:table-cell>
          <table:table-cell table:style-name="ce7" table:formula="of:=[.G19]/[.B19]" office:value-type="float" office:value="1.01758108517733" calcext:value-type="float">
            <text:p>1.017581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ORG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C5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7" office:value-type="string" calcext:value-type="string">
            <text:p>RY2-2-NC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YEL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4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16?</text:p>
          </table:table-cell>
          <table:table-cell office:value-type="float" office:value="3.299" calcext:value-type="float">
            <text:p>3.299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GR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B0</text:p>
          </table:table-cell>
          <table:table-cell table:style-name="ce6" office:value-type="float" office:value="3.39" calcext:value-type="float">
            <text:p>3.390</text:p>
          </table:table-cell>
          <table:table-cell table:style-name="ce7" table:formula="of:=[.G22]/[.B22]" office:value-type="float" office:value="1.02758411639891" calcext:value-type="float">
            <text:p>1.027584</text:p>
          </table:table-cell>
          <table:table-cell table:style-name="ce7" office:value-type="string" calcext:value-type="string">
            <text:p>RY2-1-N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5?</text:p>
          </table:table-cell>
          <table:table-cell office:value-type="float" office:value="3.299" calcext:value-type="float">
            <text:p>3.299</text:p>
          </table:table-cell>
          <table:table-cell/>
          <table:table-cell table:style-name="ce5" office:value-type="string" calcext:value-type="string">
            <text:p>BLU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B1</text:p>
          </table:table-cell>
          <table:table-cell table:style-name="ce6" office:value-type="string" calcext:value-type="string">
            <text:p>OC</text:p>
          </table:table-cell>
          <table:table-cell/>
          <table:table-cell office:value-type="string" calcext:value-type="string">
            <text:p>RY1-2-NC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C0</text:p>
          </table:table-cell>
          <table:table-cell/>
          <table:table-cell table:style-name="ce5" office:value-type="string" calcext:value-type="string">
            <text:p>PUR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6"/>
          <table:table-cell/>
          <table:table-cell table:style-name="ce7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ground</text:p>
          </table:table-cell>
          <table:table-cell/>
          <table:table-cell table:style-name="ce5" office:value-type="string" calcext:value-type="string">
            <text:p>GRY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6"/>
          <table:table-cell/>
          <table:table-cell table:style-name="ce7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SRN</text:p>
          </table:table-cell>
          <table:table-cell/>
          <table:table-cell table:style-name="ce5" office:value-type="string" calcext:value-type="string">
            <text:p>WH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6"/>
          <table:table-cell/>
          <table:table-cell table:style-name="ce7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SRP</text:p>
          </table:table-cell>
          <table:table-cell/>
          <table:table-cell table:style-name="ce5" office:value-type="string" calcext:value-type="string">
            <text:p>BLK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/>
          <table:table-cell table:style-name="ce7"/>
          <table:table-cell table:number-columns-repeated="15"/>
        </table:table-row>
        <table:table-row table:style-name="ro1">
          <table:table-cell table:number-columns-repeated="8"/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/>
          <table:table-cell office:value-type="string" calcext:value-type="string">
            <text:p>Vrefint</text:p>
          </table:table-cell>
          <table:table-cell table:number-columns-repeated="2"/>
          <table:table-cell office:value-type="float" office:value="3.303" calcext:value-type="float">
            <text:p>3.303</text:p>
          </table:table-cell>
          <table:table-cell/>
          <table:table-cell table:style-name="ce7" table:formula="of:=[.G29]/[.B29]" office:value-type="float" office:value="1.00121248863292" calcext:value-type="float">
            <text:p>1.00121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temp</text:p>
          </table:table-cell>
          <table:table-cell table:number-columns-repeated="2"/>
          <table:table-cell office:value-type="float" office:value="924.17" calcext:value-type="float">
            <text:p>924.17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BOARD #2</text:p>
          </table:table-cell>
          <table:table-cell table:style-name="ce1" office:value-type="date" office:date-value="2021-08-10" calcext:value-type="date">
            <text:p>08/10/2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3]+1" office:value-type="float" office:value="1" calcext:value-type="float">
            <text:p>1</text:p>
          </table:table-cell>
          <table:table-cell table:formula="of:=[.E33]+1" office:value-type="float" office:value="2" calcext:value-type="float">
            <text:p>2</text:p>
          </table:table-cell>
          <table:table-cell table:formula="of:=[.F33]+1" office:value-type="float" office:value="3" calcext:value-type="float">
            <text:p>3</text:p>
          </table:table-cell>
          <table:table-cell table:formula="of:=[.G33]+1" office:value-type="float" office:value="4" calcext:value-type="float">
            <text:p>4</text:p>
          </table:table-cell>
          <table:table-cell table:formula="of:=[.H33]+1" office:value-type="float" office:value="5" calcext:value-type="float">
            <text:p>5</text:p>
          </table:table-cell>
          <table:table-cell table:formula="of:=[.I33]+1" office:value-type="float" office:value="6" calcext:value-type="float">
            <text:p>6</text:p>
          </table:table-cell>
          <table:table-cell table:formula="of:=[.J33]+1" office:value-type="float" office:value="7" calcext:value-type="float">
            <text:p>7</text:p>
          </table:table-cell>
          <table:table-cell table:formula="of:=[.K33]+1" office:value-type="float" office:value="8" calcext:value-type="float">
            <text:p>8</text:p>
          </table:table-cell>
          <table:table-cell table:formula="of:=[.L33]+1" office:value-type="float" office:value="9" calcext:value-type="float">
            <text:p>9</text:p>
          </table:table-cell>
          <table:table-cell table:formula="of:=[.M33]+1" office:value-type="float" office:value="10" calcext:value-type="float">
            <text:p>10</text:p>
          </table:table-cell>
          <table:table-cell table:formula="of:=[.N33]+1" office:value-type="float" office:value="11" calcext:value-type="float">
            <text:p>11</text:p>
          </table:table-cell>
          <table:table-cell table:formula="of:=[.O33]+1" office:value-type="float" office:value="12" calcext:value-type="float">
            <text:p>12</text:p>
          </table:table-cell>
          <table:table-cell table:formula="of:=[.P33]+1" office:value-type="float" office:value="13" calcext:value-type="float">
            <text:p>13</text:p>
          </table:table-cell>
          <table:table-cell table:formula="of:=[.Q33]+1" office:value-type="float" office:value="14" calcext:value-type="float">
            <text:p>14</text:p>
          </table:table-cell>
          <table:table-cell table:formula="of:=[.R33]+1" office:value-type="float" office:value="15" calcext:value-type="float">
            <text:p>15</text:p>
          </table:table-cell>
          <table:table-cell table:formula="of:=[.S33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8" calcext:value-type="float">
            <text:p>3.3448</text:p>
          </table:table-cell>
          <table:table-cell office:value-type="float" office:value="3.3561" calcext:value-type="float">
            <text:p>3.3561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419" calcext:value-type="float">
            <text:p>945.4419</text:p>
          </table:table-cell>
          <table:table-cell office:value-type="string" calcext:value-type="string">
            <text:p><text:s/>:</text:p>
          </table:table-cell>
          <table:table-cell office:value-type="float" office:value="12048" calcext:value-type="float">
            <text:p>12048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9" calcext:value-type="float">
            <text:p>3.3439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73" calcext:value-type="float">
            <text:p>3.373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904" calcext:value-type="float">
            <text:p>945.4904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093" calcext:value-type="float">
            <text:p>945.5093</text:p>
          </table:table-cell>
          <table:table-cell office:value-type="string" calcext:value-type="string">
            <text:p><text:s/>:</text:p>
          </table:table-cell>
          <table:table-cell office:value-type="float" office:value="12051" calcext:value-type="float">
            <text:p>12051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5" calcext:value-type="float">
            <text:p>3.3465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388" calcext:value-type="float">
            <text:p>945.5388</text:p>
          </table:table-cell>
          <table:table-cell office:value-type="string" calcext:value-type="string">
            <text:p><text:s/>:</text:p>
          </table:table-cell>
          <table:table-cell office:value-type="float" office:value="12044" calcext:value-type="float">
            <text:p>12044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4" calcext:value-type="float">
            <text:p>3.3464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29" calcext:value-type="float">
            <text:p>945.5529</text:p>
          </table:table-cell>
          <table:table-cell office:value-type="string" calcext:value-type="string">
            <text:p><text:s/>:</text:p>
          </table:table-cell>
          <table:table-cell office:value-type="float" office:value="12053" calcext:value-type="float">
            <text:p>12053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8" calcext:value-type="float">
            <text:p>3.3488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59" calcext:value-type="float">
            <text:p>3.3559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6" calcext:value-type="float">
            <text:p>3.3976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1" calcext:value-type="float">
            <text:p>945.5571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6" calcext:value-type="float">
            <text:p>3.3446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7" calcext:value-type="float">
            <text:p>945.5577</text:p>
          </table:table-cell>
          <table:table-cell office:value-type="string" calcext:value-type="string">
            <text:p><text:s/>:</text:p>
          </table:table-cell>
          <table:table-cell office:value-type="float" office:value="12049" calcext:value-type="float">
            <text:p>12049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2" calcext:value-type="float">
            <text:p>3.3462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8" calcext:value-type="float">
            <text:p>3.3408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5" calcext:value-type="float">
            <text:p>3.3445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5" calcext:value-type="float">
            <text:p>3.3365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608" calcext:value-type="float">
            <text:p>945.5608</text:p>
          </table:table-cell>
          <table:table-cell office:value-type="string" calcext:value-type="string">
            <text:p><text:s/>:</text:p>
          </table:table-cell>
          <table:table-cell office:value-type="float" office:value="12039" calcext:value-type="float">
            <text:p>12039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34:.D41])" office:value-type="float" office:value="3.3687125" calcext:value-type="float">
            <text:p>3.3687125</text:p>
          </table:table-cell>
          <table:table-cell table:formula="of:=AVERAGE([.E34:.E41])" office:value-type="float" office:value="3.3434" calcext:value-type="float">
            <text:p>3.3434</text:p>
          </table:table-cell>
          <table:table-cell table:formula="of:=AVERAGE([.F34:.F41])" office:value-type="float" office:value="3.348875" calcext:value-type="float">
            <text:p>3.348875</text:p>
          </table:table-cell>
          <table:table-cell table:formula="of:=AVERAGE([.G34:.G41])" office:value-type="float" office:value="3.3464375" calcext:value-type="float">
            <text:p>3.3464375</text:p>
          </table:table-cell>
          <table:table-cell table:formula="of:=AVERAGE([.H34:.H41])" office:value-type="float" office:value="3.3436875" calcext:value-type="float">
            <text:p>3.3436875</text:p>
          </table:table-cell>
          <table:table-cell table:formula="of:=AVERAGE([.I34:.I41])" office:value-type="float" office:value="3.372475" calcext:value-type="float">
            <text:p>3.372475</text:p>
          </table:table-cell>
          <table:table-cell table:formula="of:=AVERAGE([.J34:.J41])" office:value-type="float" office:value="3.3727875" calcext:value-type="float">
            <text:p>3.3727875</text:p>
          </table:table-cell>
          <table:table-cell table:formula="of:=AVERAGE([.K34:.K41])" office:value-type="float" office:value="3.3409875" calcext:value-type="float">
            <text:p>3.3409875</text:p>
          </table:table-cell>
          <table:table-cell table:formula="of:=AVERAGE([.L34:.L41])" office:value-type="float" office:value="3.3711875" calcext:value-type="float">
            <text:p>3.3711875</text:p>
          </table:table-cell>
          <table:table-cell table:formula="of:=AVERAGE([.M34:.M41])" office:value-type="float" office:value="3.344725" calcext:value-type="float">
            <text:p>3.344725</text:p>
          </table:table-cell>
          <table:table-cell table:formula="of:=AVERAGE([.N34:.N41])" office:value-type="float" office:value="3.356" calcext:value-type="float">
            <text:p>3.356</text:p>
          </table:table-cell>
          <table:table-cell table:formula="of:=AVERAGE([.O34:.O41])" office:value-type="float" office:value="3.4031" calcext:value-type="float">
            <text:p>3.4031</text:p>
          </table:table-cell>
          <table:table-cell table:formula="of:=AVERAGE([.P34:.P41])" office:value-type="float" office:value="3.3366875" calcext:value-type="float">
            <text:p>3.3366875</text:p>
          </table:table-cell>
          <table:table-cell table:formula="of:=AVERAGE([.Q34:.Q41])" office:value-type="float" office:value="3.3977" calcext:value-type="float">
            <text:p>3.3977</text:p>
          </table:table-cell>
          <table:table-cell table:formula="of:=AVERAGE([.R34:.R41])" office:value-type="float" office:value="3.3887" calcext:value-type="float">
            <text:p>3.3887</text:p>
          </table:table-cell>
          <table:table-cell table:formula="of:=AVERAGE([.S34:.S41])" office:value-type="float" office:value="3.3726125" calcext:value-type="float">
            <text:p>3.3726125</text:p>
          </table:table-cell>
          <table:table-cell table:formula="of:=AVERAGE([.T34:.T41])" office:value-type="float" office:value="3.3024" calcext:value-type="float">
            <text:p>3.3024</text:p>
          </table:table-cell>
          <table:table-cell table:formula="of:=AVERAGE([.U34:.U41])" office:value-type="float" office:value="945.5261125" calcext:value-type="float">
            <text:p>945.5261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98" calcext:value-type="float">
            <text:p>3.298</text:p>
          </table:table-cell>
          <table:table-cell/>
          <table:table-cell table:formula="of:=[.D42]/[.$B43]" office:value-type="float" office:value="1.02144102486355" calcext:value-type="float">
            <text:p>1.0214410249</text:p>
          </table:table-cell>
          <table:table-cell table:formula="of:=[.E42]/[.$B43]" office:value-type="float" office:value="1.01376591873863" calcext:value-type="float">
            <text:p>1.0137659187</text:p>
          </table:table-cell>
          <table:table-cell table:formula="of:=[.F42]/[.$B43]" office:value-type="float" office:value="1.01542601576713" calcext:value-type="float">
            <text:p>1.0154260158</text:p>
          </table:table-cell>
          <table:table-cell table:formula="of:=[.G42]/[.$B43]" office:value-type="float" office:value="1.01468693147362" calcext:value-type="float">
            <text:p>1.0146869315</text:p>
          </table:table-cell>
          <table:table-cell table:formula="of:=[.H42]/[.$B43]" office:value-type="float" office:value="1.01385309278351" calcext:value-type="float">
            <text:p>1.0138530928</text:p>
          </table:table-cell>
          <table:table-cell table:formula="of:=[.I42]/[.$B43]" office:value-type="float" office:value="1.02258186779867" calcext:value-type="float">
            <text:p>1.0225818678</text:p>
          </table:table-cell>
          <table:table-cell table:formula="of:=[.J42]/[.$B43]" office:value-type="float" office:value="1.02267662219527" calcext:value-type="float">
            <text:p>1.0226766222</text:p>
          </table:table-cell>
          <table:table-cell table:formula="of:=[.K42]/[.$B43]" office:value-type="float" office:value="1.01303441479685" calcext:value-type="float">
            <text:p>1.0130344148</text:p>
          </table:table-cell>
          <table:table-cell table:formula="of:=[.L42]/[.$B43]" office:value-type="float" office:value="1.02219147968466" calcext:value-type="float">
            <text:p>1.0221914797</text:p>
          </table:table-cell>
          <table:table-cell table:formula="of:=[.M42]/[.$B43]" office:value-type="float" office:value="1.01416767738023" calcext:value-type="float">
            <text:p>1.0141676774</text:p>
          </table:table-cell>
          <table:table-cell table:formula="of:=[.N42]/[.$B43]" office:value-type="float" office:value="1.0175864160097" calcext:value-type="float">
            <text:p>1.017586416</text:p>
          </table:table-cell>
          <table:table-cell table:formula="of:=[.O42]/[.$B43]" office:value-type="float" office:value="1.03186779866586" calcext:value-type="float">
            <text:p>1.0318677987</text:p>
          </table:table-cell>
          <table:table-cell table:formula="of:=[.P42]/[.$B43]" office:value-type="float" office:value="1.01173059429958" calcext:value-type="float">
            <text:p>1.0117305943</text:p>
          </table:table-cell>
          <table:table-cell table:formula="of:=[.Q42]/[.$B43]" office:value-type="float" office:value="1.03023044269254" calcext:value-type="float">
            <text:p>1.0302304427</text:p>
          </table:table-cell>
          <table:table-cell table:formula="of:=[.R42]/[.$B43]" office:value-type="float" office:value="1.02750151607035" calcext:value-type="float">
            <text:p>1.0275015161</text:p>
          </table:table-cell>
          <table:table-cell table:formula="of:=[.S42]/[.$B43]" office:value-type="float" office:value="1.02262355973317" calcext:value-type="float">
            <text:p>1.0226235597</text:p>
          </table:table-cell>
          <table:table-cell table:formula="of:=[.T42]/[.$B43]" office:value-type="float" office:value="1.00133414190418" calcext:value-type="float">
            <text:p>1.001334141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0012536" calcext:value-type="float">
            <text:p>1.253600E-04</text:p>
          </table:table-cell>
          <table:table-cell/>
          <table:table-cell table:style-name="ce3" table:formula="of:=[.$B44]/[.D43]" office:value-type="float" office:value="0.000122728573601932" calcext:value-type="float">
            <text:p>1.227286E-04</text:p>
          </table:table-cell>
          <table:table-cell table:style-name="ce3" table:formula="of:=[.$B44]/[.E43]" office:value-type="float" office:value="0.00012365773763235" calcext:value-type="float">
            <text:p>1.236577E-04</text:p>
          </table:table-cell>
          <table:table-cell table:style-name="ce3" table:formula="of:=[.$B44]/[.F43]" office:value-type="float" office:value="0.000123455572393714" calcext:value-type="float">
            <text:p>1.234556E-04</text:p>
          </table:table-cell>
          <table:table-cell table:style-name="ce3" table:formula="of:=[.$B44]/[.G43]" office:value-type="float" office:value="0.000123545495769755" calcext:value-type="float">
            <text:p>1.235455E-04</text:p>
          </table:table-cell>
          <table:table-cell table:style-name="ce3" table:formula="of:=[.$B44]/[.H43]" office:value-type="float" office:value="0.000123647105179536" calcext:value-type="float">
            <text:p>1.236471E-04</text:p>
          </table:table-cell>
          <table:table-cell table:style-name="ce3" table:formula="of:=[.$B44]/[.I43]" office:value-type="float" office:value="0.000122591651531887" calcext:value-type="float">
            <text:p>1.225917E-04</text:p>
          </table:table-cell>
          <table:table-cell table:style-name="ce3" table:formula="of:=[.$B44]/[.J43]" office:value-type="float" office:value="0.000122580293006897" calcext:value-type="float">
            <text:p>1.225803E-04</text:p>
          </table:table-cell>
          <table:table-cell table:style-name="ce3" table:formula="of:=[.$B44]/[.K43]" office:value-type="float" office:value="0.000123747029882632" calcext:value-type="float">
            <text:p>1.237470E-04</text:p>
          </table:table-cell>
          <table:table-cell table:style-name="ce3" table:formula="of:=[.$B44]/[.L43]" office:value-type="float" office:value="0.000122638470865237" calcext:value-type="float">
            <text:p>1.226385E-04</text:p>
          </table:table-cell>
          <table:table-cell table:style-name="ce3" table:formula="of:=[.$B44]/[.M43]" office:value-type="float" office:value="0.000123608751093139" calcext:value-type="float">
            <text:p>1.236088E-04</text:p>
          </table:table-cell>
          <table:table-cell table:style-name="ce3" table:formula="of:=[.$B44]/[.N43]" office:value-type="float" office:value="0.00012319346841478" calcext:value-type="float">
            <text:p>1.231935E-04</text:p>
          </table:table-cell>
          <table:table-cell table:style-name="ce3" table:formula="of:=[.$B44]/[.O43]" office:value-type="float" office:value="0.000121488431136317" calcext:value-type="float">
            <text:p>1.214884E-04</text:p>
          </table:table-cell>
          <table:table-cell table:style-name="ce3" table:formula="of:=[.$B44]/[.P43]" office:value-type="float" office:value="0.000123906503081274" calcext:value-type="float">
            <text:p>1.239065E-04</text:p>
          </table:table-cell>
          <table:table-cell table:style-name="ce3" table:formula="of:=[.$B44]/[.Q43]" office:value-type="float" office:value="0.000121681513965329" calcext:value-type="float">
            <text:p>1.216815E-04</text:p>
          </table:table-cell>
          <table:table-cell table:style-name="ce3" table:formula="of:=[.$B44]/[.R43]" office:value-type="float" office:value="0.000122004686162835" calcext:value-type="float">
            <text:p>1.220047E-04</text:p>
          </table:table-cell>
          <table:table-cell table:style-name="ce3" table:formula="of:=[.$B44]/[.S43]" office:value-type="float" office:value="0.000122586653521565" calcext:value-type="float">
            <text:p>1.225867E-04</text:p>
          </table:table-cell>
          <table:table-cell table:style-name="ce3" table:formula="of:=[.$B45]/[.T43]" office:value-type="float" office:value="0.0000170915274769864" calcext:value-type="float">
            <text:p>1.709153E-05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0.00001711433" calcext:value-type="float">
            <text:p>1.71E-05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3" table:formula="of:=[.D44]" office:value-type="float" office:value="0.000122728573601932" calcext:value-type="float">
            <text:p>1.227286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3" table:formula="of:=[.E44]" office:value-type="float" office:value="0.00012365773763235" calcext:value-type="float">
            <text:p>1.236577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3" table:formula="of:=[.F44]" office:value-type="float" office:value="0.000123455572393714" calcext:value-type="float">
            <text:p>1.234556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3" table:formula="of:=[.G44]" office:value-type="float" office:value="0.000123545495769755" calcext:value-type="float">
            <text:p>1.235455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3" table:formula="of:=[.H44]" office:value-type="float" office:value="0.000123647105179536" calcext:value-type="float">
            <text:p>1.236471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3" table:formula="of:=[.I44]" office:value-type="float" office:value="0.000122591651531887" calcext:value-type="float">
            <text:p>1.225917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3" table:formula="of:=[.J44]" office:value-type="float" office:value="0.000122580293006897" calcext:value-type="float">
            <text:p>1.225803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3" table:formula="of:=[.K44]" office:value-type="float" office:value="0.000123747029882632" calcext:value-type="float">
            <text:p>1.237470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3" table:formula="of:=[.L44]" office:value-type="float" office:value="0.000122638470865237" calcext:value-type="float">
            <text:p>1.226385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3" table:formula="of:=[.M44]" office:value-type="float" office:value="0.000123608751093139" calcext:value-type="float">
            <text:p>1.236088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3" table:formula="of:=[.N44]" office:value-type="float" office:value="0.00012319346841478" calcext:value-type="float">
            <text:p>1.23193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3" table:formula="of:=[.O44]" office:value-type="float" office:value="0.000121488431136317" calcext:value-type="float">
            <text:p>1.21488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3" table:formula="of:=[.P44]" office:value-type="float" office:value="0.000123906503081274" calcext:value-type="float">
            <text:p>1.23906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3" table:formula="of:=[.Q44]" office:value-type="float" office:value="0.000121681513965329" calcext:value-type="float">
            <text:p>1.21681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3" table:formula="of:=[.R44]" office:value-type="float" office:value="0.000122004686162835" calcext:value-type="float">
            <text:p>1.22004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3" table:formula="of:=[.S44]" office:value-type="float" office:value="0.000122586653521565" calcext:value-type="float">
            <text:p>1.22586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3" table:formula="of:=[.T44]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</table:table-row>
        <table:table-row table:style-name="ro1">
          <table:table-cell table:number-columns-repeated="23"/>
          <table:table-cell office:value-type="float" office:value="7533" calcext:value-type="float">
            <text:p>7533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BOARD #1</text:p>
          </table:table-cell>
          <table:table-cell table:style-name="ce1" office:value-type="date" office:date-value="2021-08-11" calcext:value-type="date">
            <text:p>08/11/2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69]+1" office:value-type="float" office:value="1" calcext:value-type="float">
            <text:p>1</text:p>
          </table:table-cell>
          <table:table-cell table:formula="of:=[.E69]+1" office:value-type="float" office:value="2" calcext:value-type="float">
            <text:p>2</text:p>
          </table:table-cell>
          <table:table-cell table:formula="of:=[.F69]+1" office:value-type="float" office:value="3" calcext:value-type="float">
            <text:p>3</text:p>
          </table:table-cell>
          <table:table-cell table:formula="of:=[.G69]+1" office:value-type="float" office:value="4" calcext:value-type="float">
            <text:p>4</text:p>
          </table:table-cell>
          <table:table-cell table:formula="of:=[.H69]+1" office:value-type="float" office:value="5" calcext:value-type="float">
            <text:p>5</text:p>
          </table:table-cell>
          <table:table-cell table:formula="of:=[.I69]+1" office:value-type="float" office:value="6" calcext:value-type="float">
            <text:p>6</text:p>
          </table:table-cell>
          <table:table-cell table:formula="of:=[.J69]+1" office:value-type="float" office:value="7" calcext:value-type="float">
            <text:p>7</text:p>
          </table:table-cell>
          <table:table-cell table:formula="of:=[.K69]+1" office:value-type="float" office:value="8" calcext:value-type="float">
            <text:p>8</text:p>
          </table:table-cell>
          <table:table-cell table:formula="of:=[.L69]+1" office:value-type="float" office:value="9" calcext:value-type="float">
            <text:p>9</text:p>
          </table:table-cell>
          <table:table-cell table:formula="of:=[.M69]+1" office:value-type="float" office:value="10" calcext:value-type="float">
            <text:p>10</text:p>
          </table:table-cell>
          <table:table-cell table:formula="of:=[.N69]+1" office:value-type="float" office:value="11" calcext:value-type="float">
            <text:p>11</text:p>
          </table:table-cell>
          <table:table-cell table:formula="of:=[.O69]+1" office:value-type="float" office:value="12" calcext:value-type="float">
            <text:p>12</text:p>
          </table:table-cell>
          <table:table-cell table:formula="of:=[.P69]+1" office:value-type="float" office:value="13" calcext:value-type="float">
            <text:p>13</text:p>
          </table:table-cell>
          <table:table-cell table:formula="of:=[.Q69]+1" office:value-type="float" office:value="14" calcext:value-type="float">
            <text:p>14</text:p>
          </table:table-cell>
          <table:table-cell table:formula="of:=[.R69]+1" office:value-type="float" office:value="15" calcext:value-type="float">
            <text:p>15</text:p>
          </table:table-cell>
          <table:table-cell table:formula="of:=[.S69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8" calcext:value-type="float">
            <text:p>3.3448</text:p>
          </table:table-cell>
          <table:table-cell office:value-type="float" office:value="3.3561" calcext:value-type="float">
            <text:p>3.3561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419" calcext:value-type="float">
            <text:p>945.4419</text:p>
          </table:table-cell>
          <table:table-cell office:value-type="string" calcext:value-type="string">
            <text:p><text:s/>:</text:p>
          </table:table-cell>
          <table:table-cell office:value-type="float" office:value="12048" calcext:value-type="float">
            <text:p>12048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9" calcext:value-type="float">
            <text:p>3.3439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73" calcext:value-type="float">
            <text:p>3.373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904" calcext:value-type="float">
            <text:p>945.4904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093" calcext:value-type="float">
            <text:p>945.5093</text:p>
          </table:table-cell>
          <table:table-cell office:value-type="string" calcext:value-type="string">
            <text:p><text:s/>:</text:p>
          </table:table-cell>
          <table:table-cell office:value-type="float" office:value="12051" calcext:value-type="float">
            <text:p>12051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5" calcext:value-type="float">
            <text:p>3.3465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388" calcext:value-type="float">
            <text:p>945.5388</text:p>
          </table:table-cell>
          <table:table-cell office:value-type="string" calcext:value-type="string">
            <text:p><text:s/>:</text:p>
          </table:table-cell>
          <table:table-cell office:value-type="float" office:value="12044" calcext:value-type="float">
            <text:p>12044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4" calcext:value-type="float">
            <text:p>3.3464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29" calcext:value-type="float">
            <text:p>945.5529</text:p>
          </table:table-cell>
          <table:table-cell office:value-type="string" calcext:value-type="string">
            <text:p><text:s/>:</text:p>
          </table:table-cell>
          <table:table-cell office:value-type="float" office:value="12053" calcext:value-type="float">
            <text:p>12053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8" calcext:value-type="float">
            <text:p>3.3488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59" calcext:value-type="float">
            <text:p>3.3559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6" calcext:value-type="float">
            <text:p>3.3976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1" calcext:value-type="float">
            <text:p>945.5571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6" calcext:value-type="float">
            <text:p>3.3446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7" calcext:value-type="float">
            <text:p>945.5577</text:p>
          </table:table-cell>
          <table:table-cell office:value-type="string" calcext:value-type="string">
            <text:p><text:s/>:</text:p>
          </table:table-cell>
          <table:table-cell office:value-type="float" office:value="12049" calcext:value-type="float">
            <text:p>12049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2" calcext:value-type="float">
            <text:p>3.3462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8" calcext:value-type="float">
            <text:p>3.3408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5" calcext:value-type="float">
            <text:p>3.3445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5" calcext:value-type="float">
            <text:p>3.3365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608" calcext:value-type="float">
            <text:p>945.5608</text:p>
          </table:table-cell>
          <table:table-cell office:value-type="string" calcext:value-type="string">
            <text:p><text:s/>:</text:p>
          </table:table-cell>
          <table:table-cell office:value-type="float" office:value="12039" calcext:value-type="float">
            <text:p>12039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70:.D77])" office:value-type="float" office:value="3.3687125" calcext:value-type="float">
            <text:p>3.3687125</text:p>
          </table:table-cell>
          <table:table-cell table:formula="of:=AVERAGE([.E70:.E77])" office:value-type="float" office:value="3.3434" calcext:value-type="float">
            <text:p>3.3434</text:p>
          </table:table-cell>
          <table:table-cell table:formula="of:=AVERAGE([.F70:.F77])" office:value-type="float" office:value="3.348875" calcext:value-type="float">
            <text:p>3.348875</text:p>
          </table:table-cell>
          <table:table-cell table:formula="of:=AVERAGE([.G70:.G77])" office:value-type="float" office:value="3.3464375" calcext:value-type="float">
            <text:p>3.3464375</text:p>
          </table:table-cell>
          <table:table-cell table:formula="of:=AVERAGE([.H70:.H77])" office:value-type="float" office:value="3.3436875" calcext:value-type="float">
            <text:p>3.3436875</text:p>
          </table:table-cell>
          <table:table-cell table:formula="of:=AVERAGE([.I70:.I77])" office:value-type="float" office:value="3.372475" calcext:value-type="float">
            <text:p>3.372475</text:p>
          </table:table-cell>
          <table:table-cell table:formula="of:=AVERAGE([.J70:.J77])" office:value-type="float" office:value="3.3727875" calcext:value-type="float">
            <text:p>3.3727875</text:p>
          </table:table-cell>
          <table:table-cell table:formula="of:=AVERAGE([.K70:.K77])" office:value-type="float" office:value="3.3409875" calcext:value-type="float">
            <text:p>3.3409875</text:p>
          </table:table-cell>
          <table:table-cell table:formula="of:=AVERAGE([.L70:.L77])" office:value-type="float" office:value="3.3711875" calcext:value-type="float">
            <text:p>3.3711875</text:p>
          </table:table-cell>
          <table:table-cell table:formula="of:=AVERAGE([.M70:.M77])" office:value-type="float" office:value="3.344725" calcext:value-type="float">
            <text:p>3.344725</text:p>
          </table:table-cell>
          <table:table-cell table:formula="of:=AVERAGE([.N70:.N77])" office:value-type="float" office:value="3.356" calcext:value-type="float">
            <text:p>3.356</text:p>
          </table:table-cell>
          <table:table-cell table:formula="of:=AVERAGE([.O70:.O77])" office:value-type="float" office:value="3.4031" calcext:value-type="float">
            <text:p>3.4031</text:p>
          </table:table-cell>
          <table:table-cell table:formula="of:=AVERAGE([.P70:.P77])" office:value-type="float" office:value="3.3366875" calcext:value-type="float">
            <text:p>3.3366875</text:p>
          </table:table-cell>
          <table:table-cell table:formula="of:=AVERAGE([.Q70:.Q77])" office:value-type="float" office:value="3.3977" calcext:value-type="float">
            <text:p>3.3977</text:p>
          </table:table-cell>
          <table:table-cell table:formula="of:=AVERAGE([.R70:.R77])" office:value-type="float" office:value="3.3887" calcext:value-type="float">
            <text:p>3.3887</text:p>
          </table:table-cell>
          <table:table-cell table:formula="of:=AVERAGE([.S70:.S77])" office:value-type="float" office:value="3.3726125" calcext:value-type="float">
            <text:p>3.3726125</text:p>
          </table:table-cell>
          <table:table-cell table:formula="of:=AVERAGE([.T70:.T77])" office:value-type="float" office:value="3.3024" calcext:value-type="float">
            <text:p>3.3024</text:p>
          </table:table-cell>
          <table:table-cell table:formula="of:=AVERAGE([.U70:.U77])" office:value-type="float" office:value="945.5261125" calcext:value-type="float">
            <text:p>945.5261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98" calcext:value-type="float">
            <text:p>3.298</text:p>
          </table:table-cell>
          <table:table-cell/>
          <table:table-cell table:formula="of:=[.D78]/[.$B79]" office:value-type="float" office:value="1.02144102486355" calcext:value-type="float">
            <text:p>1.0214410249</text:p>
          </table:table-cell>
          <table:table-cell table:formula="of:=[.E78]/[.$B79]" office:value-type="float" office:value="1.01376591873863" calcext:value-type="float">
            <text:p>1.0137659187</text:p>
          </table:table-cell>
          <table:table-cell table:formula="of:=[.F78]/[.$B79]" office:value-type="float" office:value="1.01542601576713" calcext:value-type="float">
            <text:p>1.0154260158</text:p>
          </table:table-cell>
          <table:table-cell table:formula="of:=[.G78]/[.$B79]" office:value-type="float" office:value="1.01468693147362" calcext:value-type="float">
            <text:p>1.0146869315</text:p>
          </table:table-cell>
          <table:table-cell table:formula="of:=[.H78]/[.$B79]" office:value-type="float" office:value="1.01385309278351" calcext:value-type="float">
            <text:p>1.0138530928</text:p>
          </table:table-cell>
          <table:table-cell table:formula="of:=[.I78]/[.$B79]" office:value-type="float" office:value="1.02258186779867" calcext:value-type="float">
            <text:p>1.0225818678</text:p>
          </table:table-cell>
          <table:table-cell table:formula="of:=[.J78]/[.$B79]" office:value-type="float" office:value="1.02267662219527" calcext:value-type="float">
            <text:p>1.0226766222</text:p>
          </table:table-cell>
          <table:table-cell table:formula="of:=[.K78]/[.$B79]" office:value-type="float" office:value="1.01303441479685" calcext:value-type="float">
            <text:p>1.0130344148</text:p>
          </table:table-cell>
          <table:table-cell table:formula="of:=[.L78]/[.$B79]" office:value-type="float" office:value="1.02219147968466" calcext:value-type="float">
            <text:p>1.0221914797</text:p>
          </table:table-cell>
          <table:table-cell table:formula="of:=[.M78]/[.$B79]" office:value-type="float" office:value="1.01416767738023" calcext:value-type="float">
            <text:p>1.0141676774</text:p>
          </table:table-cell>
          <table:table-cell table:formula="of:=[.N78]/[.$B79]" office:value-type="float" office:value="1.0175864160097" calcext:value-type="float">
            <text:p>1.017586416</text:p>
          </table:table-cell>
          <table:table-cell table:formula="of:=[.O78]/[.$B79]" office:value-type="float" office:value="1.03186779866586" calcext:value-type="float">
            <text:p>1.0318677987</text:p>
          </table:table-cell>
          <table:table-cell table:formula="of:=[.P78]/[.$B79]" office:value-type="float" office:value="1.01173059429958" calcext:value-type="float">
            <text:p>1.0117305943</text:p>
          </table:table-cell>
          <table:table-cell table:formula="of:=[.Q78]/[.$B79]" office:value-type="float" office:value="1.03023044269254" calcext:value-type="float">
            <text:p>1.0302304427</text:p>
          </table:table-cell>
          <table:table-cell table:formula="of:=[.R78]/[.$B79]" office:value-type="float" office:value="1.02750151607035" calcext:value-type="float">
            <text:p>1.0275015161</text:p>
          </table:table-cell>
          <table:table-cell table:formula="of:=[.S78]/[.$B79]" office:value-type="float" office:value="1.02262355973317" calcext:value-type="float">
            <text:p>1.0226235597</text:p>
          </table:table-cell>
          <table:table-cell table:formula="of:=[.T78]/[.$B79]" office:value-type="float" office:value="1.00133414190418" calcext:value-type="float">
            <text:p>1.001334141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0012536" calcext:value-type="float">
            <text:p>1.253600E-04</text:p>
          </table:table-cell>
          <table:table-cell/>
          <table:table-cell table:style-name="ce3" table:formula="of:=[.$B80]/[.D79]" office:value-type="float" office:value="0.000122728573601932" calcext:value-type="float">
            <text:p>1.227286E-04</text:p>
          </table:table-cell>
          <table:table-cell table:style-name="ce3" table:formula="of:=[.$B80]/[.E79]" office:value-type="float" office:value="0.00012365773763235" calcext:value-type="float">
            <text:p>1.236577E-04</text:p>
          </table:table-cell>
          <table:table-cell table:style-name="ce3" table:formula="of:=[.$B80]/[.F79]" office:value-type="float" office:value="0.000123455572393714" calcext:value-type="float">
            <text:p>1.234556E-04</text:p>
          </table:table-cell>
          <table:table-cell table:style-name="ce3" table:formula="of:=[.$B80]/[.G79]" office:value-type="float" office:value="0.000123545495769755" calcext:value-type="float">
            <text:p>1.235455E-04</text:p>
          </table:table-cell>
          <table:table-cell table:style-name="ce3" table:formula="of:=[.$B80]/[.H79]" office:value-type="float" office:value="0.000123647105179536" calcext:value-type="float">
            <text:p>1.236471E-04</text:p>
          </table:table-cell>
          <table:table-cell table:style-name="ce3" table:formula="of:=[.$B80]/[.I79]" office:value-type="float" office:value="0.000122591651531887" calcext:value-type="float">
            <text:p>1.225917E-04</text:p>
          </table:table-cell>
          <table:table-cell table:style-name="ce3" table:formula="of:=[.$B80]/[.J79]" office:value-type="float" office:value="0.000122580293006897" calcext:value-type="float">
            <text:p>1.225803E-04</text:p>
          </table:table-cell>
          <table:table-cell table:style-name="ce3" table:formula="of:=[.$B80]/[.K79]" office:value-type="float" office:value="0.000123747029882632" calcext:value-type="float">
            <text:p>1.237470E-04</text:p>
          </table:table-cell>
          <table:table-cell table:style-name="ce3" table:formula="of:=[.$B80]/[.L79]" office:value-type="float" office:value="0.000122638470865237" calcext:value-type="float">
            <text:p>1.226385E-04</text:p>
          </table:table-cell>
          <table:table-cell table:style-name="ce3" table:formula="of:=[.$B80]/[.M79]" office:value-type="float" office:value="0.000123608751093139" calcext:value-type="float">
            <text:p>1.236088E-04</text:p>
          </table:table-cell>
          <table:table-cell table:style-name="ce3" table:formula="of:=[.$B80]/[.N79]" office:value-type="float" office:value="0.00012319346841478" calcext:value-type="float">
            <text:p>1.231935E-04</text:p>
          </table:table-cell>
          <table:table-cell table:style-name="ce3" table:formula="of:=[.$B80]/[.O79]" office:value-type="float" office:value="0.000121488431136317" calcext:value-type="float">
            <text:p>1.214884E-04</text:p>
          </table:table-cell>
          <table:table-cell table:style-name="ce3" table:formula="of:=[.$B80]/[.P79]" office:value-type="float" office:value="0.000123906503081274" calcext:value-type="float">
            <text:p>1.239065E-04</text:p>
          </table:table-cell>
          <table:table-cell table:style-name="ce3" table:formula="of:=[.$B80]/[.Q79]" office:value-type="float" office:value="0.000121681513965329" calcext:value-type="float">
            <text:p>1.216815E-04</text:p>
          </table:table-cell>
          <table:table-cell table:style-name="ce3" table:formula="of:=[.$B80]/[.R79]" office:value-type="float" office:value="0.000122004686162835" calcext:value-type="float">
            <text:p>1.220047E-04</text:p>
          </table:table-cell>
          <table:table-cell table:style-name="ce3" table:formula="of:=[.$B80]/[.S79]" office:value-type="float" office:value="0.000122586653521565" calcext:value-type="float">
            <text:p>1.225867E-04</text:p>
          </table:table-cell>
          <table:table-cell table:style-name="ce3" table:formula="of:=[.$B81]/[.T79]" office:value-type="float" office:value="0.0000170915274769864" calcext:value-type="float">
            <text:p>1.709153E-05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0.00001711433" calcext:value-type="float">
            <text:p>1.71E-05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3" table:formula="of:=[.D80]" office:value-type="float" office:value="0.000122728573601932" calcext:value-type="float">
            <text:p>1.227286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3" table:formula="of:=[.E80]" office:value-type="float" office:value="0.00012365773763235" calcext:value-type="float">
            <text:p>1.236577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3" table:formula="of:=[.F80]" office:value-type="float" office:value="0.000123455572393714" calcext:value-type="float">
            <text:p>1.234556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3" table:formula="of:=[.G80]" office:value-type="float" office:value="0.000123545495769755" calcext:value-type="float">
            <text:p>1.235455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3" table:formula="of:=[.H80]" office:value-type="float" office:value="0.000123647105179536" calcext:value-type="float">
            <text:p>1.236471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3" table:formula="of:=[.I80]" office:value-type="float" office:value="0.000122591651531887" calcext:value-type="float">
            <text:p>1.225917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3" table:formula="of:=[.J80]" office:value-type="float" office:value="0.000122580293006897" calcext:value-type="float">
            <text:p>1.225803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3" table:formula="of:=[.K80]" office:value-type="float" office:value="0.000123747029882632" calcext:value-type="float">
            <text:p>1.237470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3" table:formula="of:=[.L80]" office:value-type="float" office:value="0.000122638470865237" calcext:value-type="float">
            <text:p>1.226385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3" table:formula="of:=[.M80]" office:value-type="float" office:value="0.000123608751093139" calcext:value-type="float">
            <text:p>1.236088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3" table:formula="of:=[.N80]" office:value-type="float" office:value="0.00012319346841478" calcext:value-type="float">
            <text:p>1.23193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3" table:formula="of:=[.O80]" office:value-type="float" office:value="0.000121488431136317" calcext:value-type="float">
            <text:p>1.21488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3" table:formula="of:=[.P80]" office:value-type="float" office:value="0.000123906503081274" calcext:value-type="float">
            <text:p>1.23906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3" table:formula="of:=[.Q80]" office:value-type="float" office:value="0.000121681513965329" calcext:value-type="float">
            <text:p>1.21681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3" table:formula="of:=[.R80]" office:value-type="float" office:value="0.000122004686162835" calcext:value-type="float">
            <text:p>1.22004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3" table:formula="of:=[.S80]" office:value-type="float" office:value="0.000122586653521565" calcext:value-type="float">
            <text:p>1.22586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3" table:formula="of:=[.T80]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5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20:52:52.840179143</meta:creation-date>
    <dc:date>2021-08-11T21:54:27.487380139</dc:date>
    <meta:editing-duration>P1DT1H41M50S</meta:editing-duration>
    <meta:editing-cycles>9</meta:editing-cycles>
    <meta:generator>LibreOffice/5.1.6.2$Linux_X86_64 LibreOffice_project/10m0$Build-2</meta:generator>
    <meta:document-statistic meta:table-count="1" meta:cell-count="800" meta:object-count="0"/>
  </office:meta>
</office:document-meta>
</file>